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903f6" officeooo:paragraph-rsid="001903f6" style:font-size-asian="20pt" style:font-size-complex="20pt"/>
    </style:style>
    <style:style style:name="P2" style:family="paragraph" style:parent-style-name="Standard">
      <style:text-properties fo:font-size="12pt" officeooo:rsid="001903f6" officeooo:paragraph-rsid="001903f6" style:font-size-asian="10.5pt" style:font-size-complex="12pt"/>
    </style:style>
    <style:style style:name="P3" style:family="paragraph" style:parent-style-name="Standard">
      <style:text-properties fo:font-size="12pt" officeooo:rsid="0019a3fe" officeooo:paragraph-rsid="0019a3fe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antifying Predicates</text:p>
      <text:p text:style-name="P2"/>
      <text:p text:style-name="P2">...the proposition that all men are created equal</text:p>
      <text:p text:style-name="P2"/>
      <text:p text:style-name="P2">(Ax)(Ay)[(Person(x) ^ Person(y) =&gt; CreatedEqual(x, y))]</text:p>
      <text:p text:style-name="P2"/>
      <text:p text:style-name="P2"/>
      <text:p text:style-name="P2"/>
      <text:p text:style-name="P3">Goldbach’s Conjecture</text:p>
      <text:p text:style-name="P3"/>
      <text:p text:style-name="P3">- Every even integer greater than two is the sum of two primes</text:p>
      <text:p text:style-name="P3"/>
      <text:p text:style-name="P3">(An e Z)(Ep, q e P)[(2n &gt; 2) =&gt; (2n = p + q)]</text:p>
      <text:p text:style-name="P3"/>
      <text:p text:style-name="P3">just read the slides ma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3:47:21.901745681</meta:creation-date>
    <meta:generator>LibreOffice/7.3.7.2$Linux_X86_64 LibreOffice_project/30$Build-2</meta:generator>
    <dc:date>2024-01-24T14:43:44.856025870</dc:date>
    <meta:editing-duration>PT45M51S</meta:editing-duration>
    <meta:editing-cycles>1</meta:editing-cycles>
    <meta:document-statistic meta:table-count="0" meta:image-count="0" meta:object-count="0" meta:page-count="1" meta:paragraph-count="7" meta:word-count="50" meta:character-count="278" meta:non-whitespace-character-count="235"/>
  </office:meta>
</office:document-meta>
</file>